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loext:rel-width-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inds of Objects</text:p>
      <text:p text:style-name="Text_20_body">This hobby report explains the renaming of static, dynamic, and global objects to bound, unbound, and astral objects, as it was done during step 0033.10 "Pieta".</text:p>
      <text:p text:style-name="Text_20_body">This hobby report is a "snapshot" and will not be updated. The version number was counted up to 3.0 with the beginning of the SPARK project.</text:p>
      <text:p text:style-name="Text_20_body">Version 3.1 was created by translating the document to English language.</text:p>
      <text:p text:style-name="Text_20_body">Version 4.3 is indicating the version at the first serious specification of the release "Arimathea" (step 0033.11), where the basic concepts of "Arimathea" seem to be stable now. No update done.</text:p>
      <text:h text:style-name="Heading_20_1" text:outline-level="1">Types of SMS objects - a small history</text:h>
      <text:p text:style-name="Text_20_body">In the beginning were the so-called static objects. One module could contain models and these models could contain MIDAS objects.</text:p>
      <text:p text:style-name="Text_20_body">The term "object" was introduced as an umbrella term for "model" and "MIDAS object".</text:p>
      <text:p text:style-name="Text_20_body">To initialize and attach to the module, a static object needed to get the module parameters.</text:p>
      <text:p text:style-name="Text_20_body">One exception was the Avatar container.</text:p>
      <text:p text:style-name="Text_20_body">This could also be initialized with the Common Parameters and exist outside each module. That's why we called an object outside of each module a global object.</text:p>
      <text:p text:style-name="Text_20_body">Global objects were initialized at the beginning of the scene instance initialization and never disabled.</text:p>
      <text:p text:style-name="Text_20_body">Static objects were initialized and disabled together with their parent module.</text:p>
      <text:p text:style-name="Text_20_body">Then came the dynamic objects (TODO11).</text:p>
      <text:p text:style-name="Text_20_body">Dynamic models and their MIDAS objects could (or should) change the module, load and unload as needed, and - if their parent module was not loaded in a scene instance - could also exist outside of all modules (they were then detached) – TODO11,</text:p>
      <text:p text:style-name="Text_20_body">The term "dynamic" mainly referred to the fact that dynamic models could be reloaded and unloaded as they pleased – TODO11.</text:p>
      <text:h text:style-name="Heading_20_1" text:outline-level="1"><text:s/>Changes due to "Rebase to MIB Core"</text:h>
      <text:p text:style-name="Text_20_body">With the "Rebase to MIB Core" some generalizations are introduced in the MIDAS base, which now allow to reload and unload "static" objects as needed, as long as this happens only within one module.</text:p>
      <text:p text:style-name="Text_20_body">Thus, it is obvious to rename the "static" objects to "bound" objects and the "dynamic" objects to "unbound objects" (TODO11).</text:p>
      <text:p text:style-name="Text_20_body">Furthermore, there is a philosophical problem with the "global" objects, since it is incompatible with the MMF paradigm to represent objects relative to the world coordinate system. Such objects can not "really exist," which is why "astral objects" hit the nucleus quite well.</text:p>
      <text:p text:style-name="Text_20_body"/>
      <text:p text:style-name="Text_20_body"><draw:frame draw:style-name="fr1" draw:name="Rahmen1" text:anchor-type="paragraph" svg:width="5.5516in" draw:z-index="0"><draw:text-box fo:min-height="3.9366in"><text:p text:style-name="Figure"><draw:frame draw:style-name="fr2" draw:name="Objekt1" text:anchor-type="paragraph" svg:x="0.0047in" svg:y="0.0839in" svg:width="5.7193in" style:rel-width="100%" svg:height="3.9693in"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Kinds of objects</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loext:contextual-spacing="false"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loext:contextual-spacing="false"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loext:contextual-spacing="false" fo:margin-top="0.0417in" fo:margin-bottom="0.0417in"/>
      <style:text-properties fo:font-size="85%" fo:font-style="italic" fo:font-weight="bold" style:font-size-asian="85%" style:font-style-asian="italic" style:font-weight-asian="bold" style:font-size-complex="85%" style:font-style-complex="italic" style:font-weight-complex="bold"/>
    </style:style>
    <style:style style:name="Table_20__28_user_29_" style:display-name="Table (user)" style:family="paragraph" style:parent-style-name="Caption"/>
    <style:style style:name="Illustration_20_Index_20_Heading" style:display-name="Illustration Index Heading" style:family="paragraph" style:parent-style-name="Heading" style:class="index">
      <style:paragraph-properties loext:contextual-spacing="false"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Hobby Report 004<text:tab/>Kinds of Objects<text:tab/>Version 4.3.1 / 2019-03-17</text:p>
        <text:p text:style-name="Header">This text is a service of <text:a xlink:type="simple" xlink:href="https://github.com/christoph-v/spark" text:style-name="Internet_20_link" text:visited-style-name="Visited_20_Internet_20_Link">https://github.com/christoph-v/spark</text:a></text:p>
      </style:header>
      <style:footer>
        <text:p text:style-name="Footer"><text:tab/>Page <text:page-number text:select-page="current">2</text:page-number> of <text:page-count>2</text:page-count><text:tab/>C. Valenti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5H41M35S</meta:editing-duration>
    <meta:editing-cycles>160</meta:editing-cycles>
    <meta:generator>OpenOffice/4.1.5$Win32 OpenOffice.org_project/415m1$Build-9789</meta:generator>
    <dc:date>2019-03-15T22:15:33.04</dc:date>
    <dc:creator>x </dc:creator>
    <meta:document-statistic meta:table-count="0" meta:image-count="0" meta:object-count="1" meta:page-count="2" meta:paragraph-count="24" meta:word-count="419" meta:character-count="252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stroke="none" svg:stroke-color="#000000" draw:fill="none" draw:fill-color="#ffffff" draw:textarea-horizontal-align="left" draw:auto-grow-height="true" draw:auto-grow-width="true" fo:min-height="0.479cm" fo:min-width="2.402cm"/>
    </style:style>
    <style:style style:name="gr3" style:family="graphic" style:parent-style-name="standard">
      <style:graphic-properties draw:textarea-vertical-align="middle"/>
    </style:style>
    <style:style style:name="gr4" style:family="graphic" style:parent-style-name="standard">
      <style:graphic-properties draw:stroke="dash" draw:stroke-dash="Ultrafine_20_2_20_Dots_20_3_20_Dashes" svg:stroke-width="0.1cm" svg:stroke-color="#000000" draw:marker-start-width="0.35cm" draw:marker-end-width="0.35cm" draw:fill="solid" draw:fill-color="#cfe7f5" draw:opacity="0%" draw:textarea-horizontal-align="left" draw:textarea-vertical-align="top" fo:padding-top="0.175cm" fo:padding-bottom="0.175cm" fo:padding-left="0.3cm" fo:padding-right="0.3cm" draw:shadow-opacity="0%"/>
    </style:style>
    <style:style style:name="gr5" style:family="graphic" style:parent-style-name="standard">
      <style:graphic-properties draw:stroke="dash" draw:stroke-dash="Ultrafine_20_2_20_Dots_20_3_20_Dashes" svg:stroke-width="0.1cm" svg:stroke-color="#000000" draw:marker-start-width="0.35cm" draw:marker-end-width="0.35cm" draw:fill="solid" draw:fill-color="#cfe7f5" draw:opacity="0%" draw:textarea-horizontal-align="left" draw:textarea-vertical-align="top" fo:padding-top="0.175cm" fo:padding-bottom="0.175cm" fo:padding-left="0.3cm" fo:padding-right="0.3cm" draw:shadow-opacity="0%"/>
    </style:style>
    <style:style style:name="P1" style:family="paragraph">
      <style:paragraph-properties fo:text-align="center"/>
    </style:style>
    <style:style style:name="P2" style:family="paragraph">
      <style:text-properties fo:font-size="12pt" style:font-size-asian="12pt" style:font-size-complex="12pt"/>
    </style:style>
    <style:style style:name="P3"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3.4cm" svg:height="4.7cm" svg:x="0.199cm" svg:y="4.499cm">
          <text:p text:style-name="P1">Module<text:span text:style-name="T1"> (modParam)</text:span></text:p>
        </draw:rect>
        <draw:rect draw:style-name="gr1" draw:text-style-name="P1" draw:layer="layout" svg:width="13.4cm" svg:height="4.7cm" svg:x="0.4cm" svg:y="4.7cm">
          <text:p text:style-name="P1">Module<text:span text:style-name="T1"> <text:s text:c="2"/>modParam</text:span></text:p>
        </draw:rect>
        <draw:frame draw:style-name="gr2" draw:text-style-name="P2" draw:layer="layout" svg:width="2.915cm" svg:height="0.729cm" svg:x="0.5cm" svg:y="1cm">
          <draw:text-box>
            <text:p><text:span text:style-name="T2">commParam</text:span></text:p>
          </draw:text-box>
        </draw:frame>
        <draw:ellipse draw:style-name="gr3" draw:text-style-name="P1" draw:layer="layout" svg:width="4.9cm" svg:height="2.5cm" svg:x="3.4cm" svg:y="1cm">
          <text:p text:style-name="P1">Astral Object</text:p>
        </draw:ellipse>
        <draw:ellipse draw:style-name="gr3" draw:text-style-name="P1" draw:layer="layout" svg:width="4.9cm" svg:height="2.5cm" svg:x="3.399cm" svg:y="5.599cm">
          <text:p text:style-name="P1">Bound Object</text:p>
        </draw:ellipse>
        <draw:ellipse draw:style-name="gr3" draw:text-style-name="P1" draw:layer="layout" svg:width="4.9cm" svg:height="8.4cm" svg:x="8.798cm" svg:y="0.4cm">
          <text:p text:style-name="P1">Unbound Object</text:p>
        </draw:ellipse>
        <draw:ellipse draw:style-name="gr3" draw:text-style-name="P1" draw:layer="layout" svg:width="4.9cm" svg:height="8.4cm" svg:x="9.098cm" svg:y="0.7cm">
          <text:p text:style-name="P1">Unbound Object</text:p>
          <text:p text:style-name="P1">(TODO11)</text:p>
        </draw:ellipse>
        <draw:ellipse draw:style-name="gr3" draw:text-style-name="P1" draw:layer="layout" svg:width="4.9cm" svg:height="2.5cm" svg:x="3.7cm" svg:y="1.3cm">
          <text:p text:style-name="P1">Astral Object</text:p>
        </draw:ellipse>
        <draw:ellipse draw:style-name="gr3" draw:text-style-name="P1" draw:layer="layout" svg:width="4.9cm" svg:height="2.5cm" svg:x="3.699cm" svg:y="5.899cm">
          <text:p text:style-name="P1">Bound Object</text:p>
        </draw:ellipse>
        <draw:rect draw:style-name="gr4" draw:text-style-name="P3" draw:layer="layout" svg:width="6.7cm" svg:height="9.9cm" svg:x="7.9cm" svg:y="0.2cm">
          <text:p text:style-name="P1"><text:span text:style-name="T1">Universal Object Class (UOC)</text:span></text:p>
        </draw:rect>
        <draw:rect draw:style-name="gr5" draw:text-style-name="P3" draw:layer="layout" svg:width="6.7cm" svg:height="9.9cm" svg:x="8.1cm" svg:y="0cm">
          <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